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a la sucesión geométrica <text:s/>5, 15, 45, 135, 405, 1215, ... </text:p>
      <text:p text:style-name="Standard"/>
      <text:p text:style-name="Standard">Realizar un script en javascript que calcule y escriba dicha sucesión hasta el termino n introducido por el usuari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9:17:41.525225816</meta:creation-date>
    <dc:date>2023-10-09T19:17:58.606256410</dc:date>
    <meta:editing-duration>PT17S</meta:editing-duration>
    <meta:editing-cycles>1</meta:editing-cycles>
    <meta:document-statistic meta:table-count="0" meta:image-count="0" meta:object-count="0" meta:page-count="1" meta:paragraph-count="2" meta:word-count="30" meta:character-count="174" meta:non-whitespace-character-count="144"/>
    <meta:generator>LibreOffice/7.4.7.2$Linux_X86_64 LibreOffice_project/40$Build-2</meta:generator>
  </office:meta>
</office:document-meta>
</file>